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sklearn.ensemble import RandomForestRegressor</text:p>
      <text:p text:style-name="P2">import numpy as np</text:p>
      <text:p text:style-name="P2"/>
      <text:p text:style-name="P2">def initialize(context):</text:p>
      <text:p text:style-name="P2"><text:s text:c="3"/>context.security = sid(8554)#SPY</text:p>
      <text:p text:style-name="P2"><text:s text:c="3"/>context.model = RandomForestRegressor()</text:p>
      <text:p text:style-name="P2"/>
      <text:p text:style-name="P2"><text:s text:c="3"/>context.lookback = 3 </text:p>
      <text:p text:style-name="P2"><text:s text:c="3"/>context.history_range = 400</text:p>
      <text:p text:style-name="P2"/>
      <text:p text:style-name="P2"><text:s text:c="3"/>#Generate weekly model</text:p>
      <text:p text:style-name="P2"><text:s text:c="3"/>schedule_function(create_model, date_rules.week_end(), time_rules.market_close(minutes=10))</text:p>
      <text:p text:style-name="P2"/>
      <text:p text:style-name="P2"><text:s text:c="3"/>#Trade everyday</text:p>
      <text:p text:style-name="P2"><text:s text:c="3"/>schedule_function(trade, date_rules.every_day(), time_rules.market_open(minutes=1))</text:p>
      <text:p text:style-name="P2"/>
      <text:p text:style-name="P2">def create_model(context, data):</text:p>
      <text:p text:style-name="P2"><text:s text:c="3"/>#get daily prices</text:p>
      <text:p text:style-name="P2"><text:s text:c="3"/>recent_prices = data.history(context.security, 'price', context.history_range, '1d').values</text:p>
      <text:p text:style-name="P2"><text:s text:c="3"/></text:p>
      <text:p text:style-name="P2"><text:s text:c="3"/>#get price changes</text:p>
      <text:p text:style-name="P2"><text:s text:c="3"/>price_changes = np.diff(recent_prices).tolist()</text:p>
      <text:p text:style-name="P2"/>
      <text:p text:style-name="P2"><text:s text:c="3"/>X = [] #input variable</text:p>
      <text:p text:style-name="P2"><text:s text:c="3"/>Y = [] #output variable</text:p>
      <text:p text:style-name="P2"><text:s text:c="3"/></text:p>
      <text:p text:style-name="P2"><text:s text:c="3"/>#for each day in defined history</text:p>
      <text:p text:style-name="P2"><text:s text:c="3"/>for i in range(context.history_range-context.lookback-1):</text:p>
      <text:p text:style-name="P2"><text:s text:c="7"/>X.append(price_changes[i:i+context.lookback]) #stores price changes</text:p>
      <text:p text:style-name="P2"><text:s text:c="7"/>Y.append(price_changes[i+context.lookback]) #stores day of price change</text:p>
      <text:p text:style-name="P2"/>
      <text:p text:style-name="P2"><text:s text:c="3"/>context.model.fit(X, Y) #GeneratesModel</text:p>
      <text:p text:style-name="P2"/>
      <text:p text:style-name="P2">def trade(context, data):</text:p>
      <text:p text:style-name="P2"><text:s text:c="3"/>if context.model: #checks model was made</text:p>
      <text:p text:style-name="P2"><text:s text:c="7"/></text:p>
      <text:p text:style-name="P2"><text:s text:c="7"/>#get recent prices</text:p>
      <text:p text:style-name="P2"><text:s text:c="7"/>recent_prices = data.history(context.security, 'price', <text:s text:c="13"/>context.lookback+1, '1d').values</text:p>
      <text:p text:style-name="P2"><text:s text:c="7"/></text:p>
      <text:p text:style-name="P2"><text:s text:c="7"/>#get price changes</text:p>
      <text:p text:style-name="P2"><text:s text:c="7"/>price_changes = np.diff(recent_prices).tolist()</text:p>
      <text:p text:style-name="P2"><text:s text:c="7"/></text:p>
      <text:p text:style-name="P2"><text:s text:c="7"/>#machine makes prediction</text:p>
      <text:p text:style-name="P2"><text:s text:c="7"/>prediction = context.model.predict(price_changes)</text:p>
      <text:p text:style-name="P2"><text:s text:c="7"/>record(prediction = prediction)</text:p>
      <text:p text:style-name="P2"><text:s text:c="7"/></text:p>
      <text:p text:style-name="P2"><text:s text:c="7"/>if prediction &gt; 0:</text:p>
      <text:p text:style-name="P2"><text:s text:c="11"/>order_target_percent(context.security, 1.0)</text:p>
      <text:p text:style-name="P2"><text:s text:c="7"/>else:</text:p>
      <text:p text:style-name="P2"><text:s text:c="11"/>order_target_percent(context.security, -1.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Jack</meta:initial-creator>
    <meta:creation-date>2016-11-17T19:30:22</meta:creation-date>
    <meta:document-statistic meta:table-count="0" meta:image-count="0" meta:object-count="0" meta:page-count="1" meta:paragraph-count="42" meta:word-count="126" meta:character-count="1589"/>
    <dc:date>2016-11-17T19:37:09</dc:date>
    <dc:creator>K Jack</dc:creator>
    <meta:editing-duration>PT6M47S</meta:editing-duration>
    <meta:editing-cycles>1</meta:editing-cycles>
    <meta:generator>OpenOffice/4.1.3$Unix OpenOffice.org_project/413m1$Build-9783</meta:generator>
  </office:meta>
</office:document-meta>
</file>